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F000000DAA5A5E04524440289.png" manifest:media-type="image/png"/>
  <manifest:file-entry manifest:full-path="Pictures/100000010000023A000000B92EF2EF317E284812.png" manifest:media-type="image/png"/>
  <manifest:file-entry manifest:full-path="Pictures/100000010000023A0000008D688079BC76172699.png" manifest:media-type="image/png"/>
  <manifest:file-entry manifest:full-path="Pictures/10000001000001E00000010E40B41C7381AF32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03b" officeooo:paragraph-rsid="0017f03b"/>
    </style:style>
    <style:style style:name="P2" style:family="paragraph" style:parent-style-name="Standard">
      <style:text-properties fo:font-size="20pt" officeooo:rsid="0017f03b" officeooo:paragraph-rsid="0017f03b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\</text:p>
      <text:p text:style-name="P1"/>
      <text:p text:style-name="P1"/>
      <text:p text:style-name="P2">Assignments 4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2.15cm" svg:y="0.478cm" svg:width="12.7cm" svg:height="7.144cm" draw:z-index="0"><draw:image xlink:href="Pictures/10000001000001E00000010E40B41C7381AF32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827cm" svg:y="1.563cm" svg:width="15.081cm" svg:height="3.731cm" draw:z-index="1"><draw:image xlink:href="Pictures/100000010000023A0000008D688079BC7617269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char" svg:x="0.219cm" svg:y="0.302cm" svg:width="15.081cm" svg:height="4.895cm" draw:z-index="2"><draw:image xlink:href="Pictures/100000010000023A000000B92EF2EF317E2848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x="0.841cm" svg:y="0.399cm" svg:width="13.097cm" svg:height="5.768cm" draw:z-index="3"><draw:image xlink:href="Pictures/10000001000001EF000000DAA5A5E045244402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22:14:18.740678681</meta:creation-date>
    <dc:date>2024-04-04T22:22:39.224787719</dc:date>
    <meta:editing-duration>PT8M21S</meta:editing-duration>
    <meta:editing-cycles>1</meta:editing-cycles>
    <meta:document-statistic meta:table-count="0" meta:image-count="4" meta:object-count="0" meta:page-count="2" meta:paragraph-count="3" meta:word-count="3" meta:character-count="17" meta:non-whitespace-character-count="13"/>
    <meta:generator>LibreOffice/7.3.7.2$Linux_X86_64 LibreOffice_project/30$Build-2</meta:generator>
  </office:meta>
</office:document-meta>
</file>